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DejaVu Sans" svg:font-family="'DejaVu Sans'" style:font-family-generic="swiss"/>
    <style:font-face style:name="DejaVu Serif" svg:font-family="'DejaVu Serif'" style:font-family-generic="roman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style:contextual-spacing="false"/>
    </style:style>
    <style:style style:name="P2" style:family="paragraph" style:parent-style-name="Heading_20_3">
      <style:text-properties officeooo:paragraph-rsid="0015be3a"/>
    </style:style>
    <style:style style:name="P3" style:family="paragraph" style:parent-style-name="Text_20_body">
      <style:text-properties officeooo:paragraph-rsid="0015be3a"/>
    </style:style>
    <style:style style:name="P4" style:family="paragraph" style:parent-style-name="Text_20_body">
      <style:text-properties officeooo:paragraph-rsid="00102a88"/>
    </style:style>
    <style:style style:name="P5" style:family="paragraph" style:parent-style-name="Text_20_body">
      <style:text-properties officeooo:paragraph-rsid="00104a63"/>
    </style:style>
    <style:style style:name="P6" style:family="paragraph" style:parent-style-name="Text_20_body">
      <style:text-properties officeooo:rsid="0015be3a" officeooo:paragraph-rsid="0015be3a"/>
    </style:style>
    <style:style style:name="P7" style:family="paragraph" style:parent-style-name="Text_20_body">
      <style:text-properties officeooo:paragraph-rsid="00177c9f"/>
    </style:style>
    <style:style style:name="P8" style:family="paragraph" style:parent-style-name="Text_20_body">
      <style:text-properties fo:language="en" fo:country="US"/>
    </style:style>
    <style:style style:name="P9" style:family="paragraph" style:parent-style-name="Text_20_body">
      <style:text-properties officeooo:paragraph-rsid="0017bfbe"/>
    </style:style>
    <style:style style:name="P10" style:family="paragraph" style:parent-style-name="Text_20_body">
      <style:text-properties officeooo:rsid="0017bfbe" officeooo:paragraph-rsid="0017bfbe"/>
    </style:style>
    <style:style style:name="P11" style:family="paragraph" style:parent-style-name="Text_20_body">
      <style:text-properties officeooo:rsid="00104a63" officeooo:paragraph-rsid="00104a63"/>
    </style:style>
    <style:style style:name="P12" style:family="paragraph" style:parent-style-name="Text_20_body">
      <style:text-properties fo:language="en" fo:country="US" officeooo:paragraph-rsid="0017bfbe"/>
    </style:style>
    <style:style style:name="P13" style:family="paragraph" style:parent-style-name="Text_20_body">
      <style:text-properties officeooo:paragraph-rsid="001cb41f"/>
    </style:style>
    <style:style style:name="P14" style:family="paragraph" style:parent-style-name="Text_20_body">
      <style:text-properties officeooo:rsid="001eb377" officeooo:paragraph-rsid="001eb377"/>
    </style:style>
    <style:style style:name="T1" style:family="text">
      <style:text-properties officeooo:rsid="00102a88"/>
    </style:style>
    <style:style style:name="T2" style:family="text">
      <style:text-properties officeooo:rsid="00104a63"/>
    </style:style>
    <style:style style:name="T3" style:family="text">
      <style:text-properties fo:color="#b2b2b2" loext:opacity="100%"/>
    </style:style>
    <style:style style:name="T4" style:family="text">
      <style:text-properties officeooo:rsid="0013de8a"/>
    </style:style>
    <style:style style:name="T5" style:family="text">
      <style:text-properties officeooo:rsid="0015be3a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officeooo:rsid="00174f50"/>
    </style:style>
    <style:style style:name="T8" style:family="text">
      <style:text-properties officeooo:rsid="00177c9f"/>
    </style:style>
    <style:style style:name="T9" style:family="text">
      <style:text-properties officeooo:rsid="0017bfbe"/>
    </style:style>
    <style:style style:name="T10" style:family="text">
      <style:text-properties officeooo:rsid="001965e9"/>
    </style:style>
    <style:style style:name="T11" style:family="text">
      <style:text-properties officeooo:rsid="001b2cad"/>
    </style:style>
    <style:style style:name="T12" style:family="text">
      <style:text-properties officeooo:rsid="001cb41f"/>
    </style:style>
    <style:style style:name="T13" style:family="text">
      <style:text-properties officeooo:rsid="001e7ecc"/>
    </style:style>
    <style:style style:name="T14" style:family="text">
      <style:text-properties officeooo:rsid="001eb377"/>
    </style:style>
    <style:style style:name="T15" style:family="text">
      <style:text-properties officeooo:rsid="00200c7a"/>
    </style:style>
    <style:style style:name="T16" style:family="text">
      <style:text-properties officeooo:rsid="002203d7"/>
    </style:style>
  </office:automatic-styles>
  <office:body>
    <office:text text:use-soft-page-breaks="true">
      <office:forms form:automatic-focus="false" form:apply-design-mode="false">
        <form:form form:name="unnamed0"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<text:span text:style-name="Strong_20_Emphasis">GitHub Configuration</text:span></text:h>
      <text:p text:style-name="P4">If you don't have a github account, create one. </text:p>
      <text:p text:style-name="P5"><text:span text:style-name="T1">Install the package</text:span><text:span text:style-name="T2">s</text:span><text:span text:style-name="T1"> by using App Launcher&gt;System&gt;</text:span><text:span text:style-name="T2">Console Manager with</text:span></text:p>
      <text:p text:style-name="P1"><text:span text:style-name="Source_20_Text"><text:span text:style-name="T3">sudo pisi it git openssh</text:span></text:span></text:p>
      <text:p text:style-name="P11">or Package Manager</text:p>
      <text:p text:style-name="Preformatted_20_Text"><text:span text:style-name="Source_20_Text"><text:span text:style-name="T3">git config --global user.name "github_hesap_adınız"</text:span></text:span></text:p>
      <text:p text:style-name="Preformatted_20_Text"><text:span text:style-name="Source_20_Text"><text:span text:style-name="T3">git config --global user.email "your_email@example.com"</text:span></text:span></text:p>
      <text:p text:style-name="Preformatted_20_Text"><text:span text:style-name="Source_20_Text"><text:span text:style-name="T3">git config --global credential.helper cache</text:span></text:span></text:p>
      <text:p text:style-name="P1"><text:span text:style-name="Source_20_Text"><text:span text:style-name="T3">git config --global credential.helper 'cache --timeout=3600'</text:span></text:span></text:p>
      <text:p text:style-name="Text_20_body">Then create automatic password entry for data exchange <text:span text:style-name="T4">on Console</text:span></text:p>
      <text:p text:style-name="P1"><text:span text:style-name="Source_20_Text"><text:span text:style-name="T3">ssh-keygen</text:span></text:span></text:p>
      <text:p text:style-name="P6">Skip, when password is asked.</text:p>
      <text:p text:style-name="P3"><text:span text:style-name="T5">When open by clicking </text:span><text:span text:style-name="T6">/home/kullanıcı_adı/.ssh/id_rsa.pub</text:span> and select all the text in it and copy it.</text:p>
      <text:p text:style-name="Text_20_body">Then we open github.com and connect to your account. <text:span text:style-name="T5">Go to profile icon and choose setting. In setting window, ssh and GPG Key New ssh key, paste the copied text to the window opened.</text:span></text:p>
      <text:h text:style-name="P2" text:outline-level="3"><text:span text:style-name="Strong_20_Emphasis"><text:span text:style-name="T5">Using GitHub</text:span></text:span></text:h>
      <text:p text:style-name="P7">Whichever repository you are going to work with, for example, <text:span text:style-name="T6">fork</text:span> <text:span text:style-name="T7">(pull the repository from pisilinux to your own GitHub repository)</text:span> main and pisilife-2 repositories to your own github page. In any directory <text:span text:style-name="T8">(best in the user directory)</text:span>, create a directory called works, and enter th<text:span text:style-name="T8">is</text:span> directory.</text:p>
      <text:p text:style-name="Text_20_body">Press F4 to open the command line at the bottom and clone <text:span text:style-name="T8">(download to local)</text:span> the forked repositories one by one.</text:p>
      <text:p text:style-name="Preformatted_20_Text"><text:span text:style-name="Source_20_Text"><text:span text:style-name="T3">git clone git@github.com:kullanıcı_adı/main.git</text:span></text:span></text:p>
      <text:p text:style-name="P1"><text:span text:style-name="Source_20_Text"><text:span text:style-name="T3">git clone git@github.com:kullanıcı_adı/pisilife-2.git</text:span></text:span></text:p>
      <text:p text:style-name="Text_20_body">edit it to <text:span text:style-name="T9">what </text:span>your name is, <text:span text:style-name="T9">clone it</text:span>, <text:span text:style-name="T9">and then</text:span>;</text:p>
      <text:p text:style-name="Preformatted_20_Text"><text:span text:style-name="Source_20_Text"><text:span text:style-name="T3">git config --global user.name "github hesap adı"</text:span></text:span></text:p>
      <text:p text:style-name="P1"><text:span text:style-name="Source_20_Text"><text:span text:style-name="T3">git config --global user.email "e-mail adresin"</text:span></text:span></text:p>
      <text:p text:style-name="P8">Enter the main directory and <text:span text:style-name="T9">write</text:span></text:p>
      <text:p text:style-name="P1"><text:span text:style-name="Source_20_Text"><text:span text:style-name="T3">git remote add upstream git@github.com:pisilinux/main.git</text:span></text:span></text:p>
      <text:p text:style-name="P12">command on the command line. </text:p>
      <text:p text:style-name="P10">Then, enter the pisilife-2 folder and write this command</text:p>
      <text:p text:style-name="P1"><text:span text:style-name="Source_20_Text"><text:span text:style-name="T3">git remote add upstream git@github.com:pisilinux/pisilife-2.git</text:span></text:span></text:p>
      <text:p text:style-name="P9"><text:span text:style-name="T9">on the command line.</text:span> </text:p>
      <text:p text:style-name="P10"><text:soft-page-break/>After that, get changes from pisilinux repository with command</text:p>
      <text:p text:style-name="P1"><text:span text:style-name="Source_20_Text"><text:span text:style-name="T3">git pull upstream master</text:span></text:span></text:p>
      <text:p text:style-name="P9"><text:span text:style-name="T9">in both folders seperately</text:span>. </text:p>
      <text:p text:style-name="P9">Configuration is finished.</text:p>
      <text:p text:style-name="P9"/>
      <text:h text:style-name="Heading_20_3" text:outline-level="3"><text:span text:style-name="Strong_20_Emphasis">Commit ve Pullrequest( pr )</text:span></text:h>
      <text:p text:style-name="Text_20_body"><text:span text:style-name="T10">Before each work</text:span>; <text:span text:style-name="T11">do this...</text:span></text:p>
      <text:p text:style-name="P1"><text:span text:style-name="Source_20_Text"><text:span text:style-name="T3">git pull upstream master</text:span></text:span></text:p>
      <text:p text:style-name="P13"><text:span text:style-name="T12">Sw</text:span>itch to command line with F4 <text:span text:style-name="T12">i</text:span>n whichever local repository you worked in (main or pisilife-2 directory) <text:span text:style-name="T13">and write this line.</text:span></text:p>
      <text:p text:style-name="P1"><text:span text:style-name="Source_20_Text"><text:span text:style-name="T3">pisi ix -skip-signing</text:span></text:span></text:p>
      <text:p text:style-name="P14">Index will be received.</text:p>
      <text:p text:style-name="P1"><text:span text:style-name="Source_20_Text"><text:span text:style-name="T3">git add . veya paket_adi</text:span></text:span></text:p>
      <text:p text:style-name="Text_20_body"><text:span text:style-name="T14">The package will be downloaded to branch </text:span></text:p>
      <text:p text:style-name="Preformatted_20_Text"><text:span text:style-name="Source_20_Text"><text:span text:style-name="T3">git commit -m "İngilizce olarak yaptığın değişikliğin tanımı"</text:span></text:span></text:p>
      <text:p text:style-name="P1"><text:span text:style-name="Source_20_Text"><text:span text:style-name="T3">git push origin master</text:span></text:span></text:p>
      <text:p text:style-name="Text_20_body"><text:span text:style-name="T15">The change goes to GitHub account.</text:span></text:p>
      <text:p text:style-name="Text_20_body"><text:span text:style-name="T15">Go to your GitHub page and choose related repository</text:span>.</text:p>
      <text:p text:style-name="Text_20_body"><text:span text:style-name="Strong_20_Emphasis"/></text:p>
      <text:p text:style-name="Text_20_body"><text:span text:style-name="Strong_20_Emphasis">New Pull request</text:span></text:p>
      <text:p text:style-name="Text_20_body">If the system approv<text:span text:style-name="T16">e after </text:span>comparison, <text:span text:style-name="T16">e</text:span>dit the commit summary below and hit the Create Pull Request button.</text:p>
      <text:h text:style-name="Heading_20_3" text:outline-level="3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DejaVu Sans" svg:font-family="'DejaVu Sans'" style:font-family-generic="swiss"/>
    <style:font-face style:name="DejaVu Serif" svg:font-family="'DejaVu Serif'" style:font-family-generic="roman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DejaVu Serif" fo:font-size="12pt" fo:language="en" fo:country="TR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DejaVu Serif" fo:font-size="12pt" fo:language="en" fo:country="TR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DejaVu Sans" fo:font-family="'DejaVu Sans'" style:font-family-generic="swiss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DejaVu Serif" fo:font-family="'DejaVu Serif'" style:font-family-generic="roman"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DejaVu Serif" fo:font-family="'DejaVu Serif'" style:font-family-generic="roman"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DejaVu Serif" fo:font-family="'DejaVu Serif'" style:font-family-generic="roman" fo:language="zxx" fo:country="none" style:font-size-asian="12pt" style:language-asian="zxx" style:country-asian="none" style:font-name-complex="Arial Unicode MS" style:font-family-complex="'Arial Unicode MS'" style:font-family-generic-complex="swiss" style:language-complex="zxx" style:country-complex="non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Songti SC" style:font-family-asian="'Songti SC'" style:font-family-generic-asian="system" style:font-pitch-asian="variable" style:font-size-asian="14pt" style:font-weight-asian="bold" style:font-name-complex="Arial Unicode MS1" style:font-family-complex="'Arial Unicode MS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KEMAL KILIÇ</meta:initial-creator>
    <meta:creation-date>2022-07-05T15:09:07.467634266</meta:creation-date>
    <dc:date>2022-07-05T17:42:45.157207229</dc:date>
    <meta:editing-duration>PT47M50S</meta:editing-duration>
    <meta:editing-cycles>17</meta:editing-cycles>
    <meta:generator>LibreOffice/7.3.3.2$Linux_X86_64 LibreOffice_project/30$Build-2</meta:generator>
    <meta:document-statistic meta:table-count="0" meta:image-count="0" meta:object-count="0" meta:page-count="2" meta:paragraph-count="46" meta:word-count="377" meta:character-count="2451" meta:non-whitespace-character-count="2122"/>
  </office:meta>
</office:document-meta>
</file>